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B1_EazyHillClimbing_s_1" table:style-name="ta1">
        <table:shapes>
          <draw:frame draw:z-index="0" draw:style-name="gr1" draw:text-style-name="P1" svg:width="453.51pt" svg:height="255.09pt" svg:x="339.99pt" svg:y="142.89pt">
            <loext:p draw:notify-on-update-of-ranges="BB1_EazyHillClimbing_s_1.K2:BB1_EazyHillClimbing_s_1.K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st_0</text:p>
          </table:table-cell>
          <table:table-cell office:value-type="string" calcext:value-type="string">
            <text:p>test_1</text:p>
          </table:table-cell>
          <table:table-cell office:value-type="string" calcext:value-type="string">
            <text:p>test_2</text:p>
          </table:table-cell>
          <table:table-cell office:value-type="string" calcext:value-type="string">
            <text:p>test_3</text:p>
          </table:table-cell>
          <table:table-cell office:value-type="string" calcext:value-type="string">
            <text:p>test_4</text:p>
          </table:table-cell>
          <table:table-cell office:value-type="string" calcext:value-type="string">
            <text:p>test_5</text:p>
          </table:table-cell>
          <table:table-cell office:value-type="string" calcext:value-type="string">
            <text:p>test_6</text:p>
          </table:table-cell>
          <table:table-cell office:value-type="string" calcext:value-type="string">
            <text:p>test_7</text:p>
          </table:table-cell>
          <table:table-cell office:value-type="string" calcext:value-type="string">
            <text:p>test_8</text:p>
          </table:table-cell>
          <table:table-cell office:value-type="string" calcext:value-type="string">
            <text:p>test_9</text:p>
          </table:table-cell>
          <table:table-cell/>
        </table:table-row>
        <table:table-row table:style-name="ro1">
          <table:table-cell office:value-type="float" office:value="7.1672898604821" calcext:value-type="float">
            <text:p>7.1672898605</text:p>
          </table:table-cell>
          <table:table-cell office:value-type="float" office:value="2.75922684544965" calcext:value-type="float">
            <text:p>2.7592268454</text:p>
          </table:table-cell>
          <table:table-cell office:value-type="float" office:value="15.8994853025852" calcext:value-type="float">
            <text:p>15.8994853026</text:p>
          </table:table-cell>
          <table:table-cell office:value-type="float" office:value="12.4374673963383" calcext:value-type="float">
            <text:p>12.4374673963</text:p>
          </table:table-cell>
          <table:table-cell office:value-type="float" office:value="3.06181687272937" calcext:value-type="float">
            <text:p>3.0618168727</text:p>
          </table:table-cell>
          <table:table-cell office:value-type="float" office:value="3.78554819718676" calcext:value-type="float">
            <text:p>3.7855481972</text:p>
          </table:table-cell>
          <table:table-cell office:value-type="float" office:value="2.9432397842238" calcext:value-type="float">
            <text:p>2.9432397842</text:p>
          </table:table-cell>
          <table:table-cell office:value-type="float" office:value="2.78471485763634" calcext:value-type="float">
            <text:p>2.7847148576</text:p>
          </table:table-cell>
          <table:table-cell office:value-type="float" office:value="4.93422998207816" calcext:value-type="float">
            <text:p>4.9342299821</text:p>
          </table:table-cell>
          <table:table-cell office:value-type="float" office:value="4.10266235425215" calcext:value-type="float">
            <text:p>4.1026623543</text:p>
          </table:table-cell>
          <table:table-cell table:formula="of:=SUM([.A2:.J2])/10" office:value-type="float" office:value="5.98756814529619" calcext:value-type="float">
            <text:p>5.9875681453</text:p>
          </table:table-cell>
        </table:table-row>
        <table:table-row table:style-name="ro1">
          <table:table-cell office:value-type="float" office:value="2.27383809802851" calcext:value-type="float">
            <text:p>2.273838098</text:p>
          </table:table-cell>
          <table:table-cell office:value-type="float" office:value="2.73283595570998" calcext:value-type="float">
            <text:p>2.7328359557</text:p>
          </table:table-cell>
          <table:table-cell office:value-type="float" office:value="2.49439337356759" calcext:value-type="float">
            <text:p>2.4943933736</text:p>
          </table:table-cell>
          <table:table-cell office:value-type="float" office:value="2.64916810779622" calcext:value-type="float">
            <text:p>2.6491681078</text:p>
          </table:table-cell>
          <table:table-cell office:value-type="float" office:value="1.66010135402997" calcext:value-type="float">
            <text:p>1.660101354</text:p>
          </table:table-cell>
          <table:table-cell office:value-type="float" office:value="2.80703318454039" calcext:value-type="float">
            <text:p>2.8070331845</text:p>
          </table:table-cell>
          <table:table-cell office:value-type="float" office:value="1.55496444757686" calcext:value-type="float">
            <text:p>1.5549644476</text:p>
          </table:table-cell>
          <table:table-cell office:value-type="float" office:value="1.28363934560572" calcext:value-type="float">
            <text:p>1.2836393456</text:p>
          </table:table-cell>
          <table:table-cell office:value-type="float" office:value="2.03799428683697" calcext:value-type="float">
            <text:p>2.0379942868</text:p>
          </table:table-cell>
          <table:table-cell office:value-type="float" office:value="2.13507442067576" calcext:value-type="float">
            <text:p>2.1350744207</text:p>
          </table:table-cell>
          <table:table-cell table:formula="of:=SUM([.A3:.J3])/10" office:value-type="float" office:value="2.1629042574368" calcext:value-type="float">
            <text:p>2.1629042574</text:p>
          </table:table-cell>
        </table:table-row>
        <table:table-row table:style-name="ro1">
          <table:table-cell office:value-type="float" office:value="2.16029464288383" calcext:value-type="float">
            <text:p>2.1602946429</text:p>
          </table:table-cell>
          <table:table-cell office:value-type="float" office:value="1.16083392719736" calcext:value-type="float">
            <text:p>1.1608339272</text:p>
          </table:table-cell>
          <table:table-cell office:value-type="float" office:value="2.4682975119383" calcext:value-type="float">
            <text:p>2.4682975119</text:p>
          </table:table-cell>
          <table:table-cell office:value-type="float" office:value="2.62918134118027" calcext:value-type="float">
            <text:p>2.6291813412</text:p>
          </table:table-cell>
          <table:table-cell office:value-type="float" office:value="0.626418847243029" calcext:value-type="float">
            <text:p>0.6264188472</text:p>
          </table:table-cell>
          <table:table-cell office:value-type="float" office:value="1.16870089546944" calcext:value-type="float">
            <text:p>1.1687008955</text:p>
          </table:table-cell>
          <table:table-cell office:value-type="float" office:value="1.42819568486715" calcext:value-type="float">
            <text:p>1.4281956849</text:p>
          </table:table-cell>
          <table:table-cell office:value-type="float" office:value="1.28312832058533" calcext:value-type="float">
            <text:p>1.2831283206</text:p>
          </table:table-cell>
          <table:table-cell office:value-type="float" office:value="1.86124254987641" calcext:value-type="float">
            <text:p>1.8612425499</text:p>
          </table:table-cell>
          <table:table-cell office:value-type="float" office:value="1.94788423811255" calcext:value-type="float">
            <text:p>1.9478842381</text:p>
          </table:table-cell>
          <table:table-cell table:formula="of:=SUM([.A4:.J4])/10" office:value-type="float" office:value="1.67341779593537" calcext:value-type="float">
            <text:p>1.6734177959</text:p>
          </table:table-cell>
        </table:table-row>
        <table:table-row table:style-name="ro1">
          <table:table-cell office:value-type="float" office:value="1.03599481400269" calcext:value-type="float">
            <text:p>1.035994814</text:p>
          </table:table-cell>
          <table:table-cell office:value-type="float" office:value="0.794055227013197" calcext:value-type="float">
            <text:p>0.794055227</text:p>
          </table:table-cell>
          <table:table-cell office:value-type="float" office:value="1.09562919621091" calcext:value-type="float">
            <text:p>1.0956291962</text:p>
          </table:table-cell>
          <table:table-cell office:value-type="float" office:value="1.19726788360085" calcext:value-type="float">
            <text:p>1.1972678836</text:p>
          </table:table-cell>
          <table:table-cell office:value-type="float" office:value="0.626418847243029" calcext:value-type="float">
            <text:p>0.6264188472</text:p>
          </table:table-cell>
          <table:table-cell office:value-type="float" office:value="0.938691330660504" calcext:value-type="float">
            <text:p>0.9386913307</text:p>
          </table:table-cell>
          <table:table-cell office:value-type="float" office:value="1.40194301693753" calcext:value-type="float">
            <text:p>1.4019430169</text:p>
          </table:table-cell>
          <table:table-cell office:value-type="float" office:value="0.694770578148026" calcext:value-type="float">
            <text:p>0.6947705781</text:p>
          </table:table-cell>
          <table:table-cell office:value-type="float" office:value="0.999810149025464" calcext:value-type="float">
            <text:p>0.999810149</text:p>
          </table:table-cell>
          <table:table-cell office:value-type="float" office:value="0.996978414464627" calcext:value-type="float">
            <text:p>0.9969784145</text:p>
          </table:table-cell>
          <table:table-cell table:formula="of:=SUM([.A5:.J5])/10" office:value-type="float" office:value="0.978155945730683" calcext:value-type="float">
            <text:p>0.9781559457</text:p>
          </table:table-cell>
        </table:table-row>
        <table:table-row table:style-name="ro1">
          <table:table-cell office:value-type="float" office:value="0.664222579831838" calcext:value-type="float">
            <text:p>0.6642225798</text:p>
          </table:table-cell>
          <table:table-cell office:value-type="float" office:value="0.794055227013197" calcext:value-type="float">
            <text:p>0.794055227</text:p>
          </table:table-cell>
          <table:table-cell office:value-type="float" office:value="0.893100626209794" calcext:value-type="float">
            <text:p>0.8931006262</text:p>
          </table:table-cell>
          <table:table-cell office:value-type="float" office:value="1.05219329687032" calcext:value-type="float">
            <text:p>1.0521932969</text:p>
          </table:table-cell>
          <table:table-cell office:value-type="float" office:value="0" calcext:value-type="float">
            <text:p>0</text:p>
          </table:table-cell>
          <table:table-cell office:value-type="float" office:value="0.739161384055962" calcext:value-type="float">
            <text:p>0.7391613841</text:p>
          </table:table-cell>
          <table:table-cell office:value-type="float" office:value="0.951609892287483" calcext:value-type="float">
            <text:p>0.9516098923</text:p>
          </table:table-cell>
          <table:table-cell office:value-type="float" office:value="0.694770578148026" calcext:value-type="float">
            <text:p>0.6947705781</text:p>
          </table:table-cell>
          <table:table-cell office:value-type="float" office:value="0.637462640072657" calcext:value-type="float">
            <text:p>0.6374626401</text:p>
          </table:table-cell>
          <table:table-cell office:value-type="float" office:value="0.672592578837874" calcext:value-type="float">
            <text:p>0.6725925788</text:p>
          </table:table-cell>
          <table:table-cell table:formula="of:=SUM([.A6:.J6])/10" office:value-type="float" office:value="0.709916880332716" calcext:value-type="float">
            <text:p>0.7099168803</text:p>
          </table:table-cell>
        </table:table-row>
        <table:table-row table:style-name="ro1">
          <table:table-cell office:value-type="float" office:value="0.649502220608447" calcext:value-type="float">
            <text:p>0.6495022206</text:p>
          </table:table-cell>
          <table:table-cell office:value-type="float" office:value="0" calcext:value-type="float">
            <text:p>0</text:p>
          </table:table-cell>
          <table:table-cell office:value-type="float" office:value="0.744985873146268" calcext:value-type="float">
            <text:p>0.7449858731</text:p>
          </table:table-cell>
          <table:table-cell office:value-type="float" office:value="0.807650352944494" calcext:value-type="float">
            <text:p>0.8076503529</text:p>
          </table:table-cell>
          <table:table-cell office:value-type="float" office:value="0" calcext:value-type="float">
            <text:p>0</text:p>
          </table:table-cell>
          <table:table-cell office:value-type="float" office:value="0.739161384055962" calcext:value-type="float">
            <text:p>0.7391613841</text:p>
          </table:table-cell>
          <table:table-cell office:value-type="float" office:value="0.915285212118058" calcext:value-type="float">
            <text:p>0.9152852121</text:p>
          </table:table-cell>
          <table:table-cell office:value-type="float" office:value="0" calcext:value-type="float">
            <text:p>0</text:p>
          </table:table-cell>
          <table:table-cell office:value-type="float" office:value="0.637462640072657" calcext:value-type="float">
            <text:p>0.6374626401</text:p>
          </table:table-cell>
          <table:table-cell office:value-type="float" office:value="0.672592578837874" calcext:value-type="float">
            <text:p>0.6725925788</text:p>
          </table:table-cell>
          <table:table-cell table:formula="of:=SUM([.A7:.J7])/10" office:value-type="float" office:value="0.516664026178376" calcext:value-type="float">
            <text:p>0.5166640262</text:p>
          </table:table-cell>
        </table:table-row>
        <table:table-row table:style-name="ro1">
          <table:table-cell office:value-type="float" office:value="0.649502220608447" calcext:value-type="float">
            <text:p>0.6495022206</text:p>
          </table:table-cell>
          <table:table-cell office:value-type="float" office:value="0" calcext:value-type="float">
            <text:p>0</text:p>
          </table:table-cell>
          <table:table-cell office:value-type="float" office:value="0.744985873146268" calcext:value-type="float">
            <text:p>0.7449858731</text:p>
          </table:table-cell>
          <table:table-cell office:value-type="float" office:value="0.799271189890569" calcext:value-type="float">
            <text:p>0.7992711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6529288546796" calcext:value-type="float">
            <text:p>0.69652928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8:.J8])/10" office:value-type="float" office:value="0.289028857219208" calcext:value-type="float">
            <text:p>0.289028857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799271189890569" calcext:value-type="float">
            <text:p>0.7992711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6529288546796" calcext:value-type="float">
            <text:p>0.69652928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9:.J9])/10" office:value-type="float" office:value="0.149580047843736" calcext:value-type="float">
            <text:p>0.1495800478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3T19:49:13.740254042</dc:date>
    <meta:editing-duration>PT2M24S</meta:editing-duration>
    <meta:editing-cycles>1</meta:editing-cycles>
    <meta:document-statistic meta:table-count="1" meta:cell-count="501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BB1_EazyHillClimbing_s_1.K2:BB1_EazyHillClimbing_s_1.K9" svg:x="0.139cm" svg:y="0.528cm" svg:width="13.095cm" svg:height="8.639cm">
          <chartooo:coordinate-region svg:x="0.575cm" svg:y="0.728cm" svg:width="12.659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B1_EazyHillClimbing_s_1.K2:BB1_EazyHillClimbing_s_1.K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8756814529619">
                <text:p>5.98756814529619</text:p>
                <draw:g>
                  <svg:desc>BB1_EazyHillClimbing_s_1.K2:BB1_EazyHillClimbing_s_1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629042574368">
                <text:p>2.1629042574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7341779593537">
                <text:p>1.67341779593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8155945730683">
                <text:p>0.978155945730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916880332716">
                <text:p>0.709916880332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6664026178376">
                <text:p>0.516664026178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9028857219208">
                <text:p>0.289028857219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9580047843736">
                <text:p>0.149580047843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